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7FCBA0BD.png" manifest:media-type="image/png"/>
  <manifest:file-entry manifest:full-path="Pictures/100002010000032000000258061737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影像1" text:anchor-type="paragraph" svg:width="17cm" svg:height="12.749cm" draw:z-index="0"><draw:image xlink:href="Pictures/100002010000032000000258061737CB.png" xlink:type="simple" xlink:show="embed" xlink:actuate="onLoad"/></draw:frame><draw:frame draw:style-name="fr2" draw:name="影像2" text:anchor-type="paragraph" svg:x="0cm" svg:y="12.621cm" svg:width="17cm" svg:height="12.749cm" draw:z-index="1"><draw:image xlink:href="Pictures/1000020100000320000002587FCBA0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1:58:21.498242352</meta:creation-date>
    <dc:date>2015-10-30T11:59:19.381174411</dc:date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